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2a2d9" officeooo:paragraph-rsid="0002a2d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886ee" officeooo:paragraph-rsid="000886ee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886ee" officeooo:paragraph-rsid="000886ee" style:font-size-asian="12.25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es différentes versions du jeu</text:p>
      <text:p text:style-name="P1"/>
      <text:p text:style-name="P3"><text:span text:style-name="T1">Les différentes versions du jeu sont dispatchées dans leur propre dossier.</text:span></text:p>
      <text:p text:style-name="P3"><text:span text:style-name="T1">Vous pourrez donc retrouver l’état du jeu lors de chaque Sprint dans les dossiers portant les noms «Sprint1», «Sprint2», «Sprint3», «Sprint4».</text:span></text:p>
      <text:p text:style-name="P3"><text:span text:style-name="T1">Le Sprint4 étant le jeu tel qu’il était au rendu final.</text:span></text:p>
      <text:p text:style-name="P3"><text:span text:style-name="T1">Le dossier «VersionDev» contient la version du jeu sur laquelle nous travaillons, qui n’est donc pas forcément stable.</text:span></text:p>
      <text:p text:style-name="P3"><text:span text:style-name="T1"/></text:p>
      <text:p text:style-name="P3"><text:span text:style-name="T1">Contraintes :</text:span></text:p>
      <text:p text:style-name="P3"><text:span text:style-name="T1"/></text:p>
      <text:p text:style-name="P3"><text:span text:style-name="T1">Vous pourrez retrouver une HashMap, correspondant au critère des structures de données, dans la classe «Terrain»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3:17:34.719996477</meta:creation-date>
    <dc:date>2019-06-14T15:03:31.155945691</dc:date>
    <meta:editing-duration>PT10M36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84" meta:character-count="546" meta:non-whitespace-character-count="469"/>
  </office:meta>
</office:document-meta>
</file>